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fa3c"/>
    </style:style>
    <style:style style:name="P2" style:family="paragraph" style:parent-style-name="Standard">
      <style:text-properties fo:font-size="16pt" fo:font-weight="bold" officeooo:rsid="001efa3c" officeooo:paragraph-rsid="001efa3c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1f73b7"/>
    </style:style>
    <style:style style:name="T1" style:family="text">
      <style:text-properties officeooo:rsid="001efa3c"/>
    </style:style>
    <style:style style:name="T2" style:family="text">
      <style:text-properties fo:font-weight="bold" officeooo:rsid="001efa3c" style:font-weight-asian="bold" style:font-weight-complex="bold"/>
    </style:style>
    <style:style style:name="T3" style:family="text">
      <style:text-properties fo:font-size="16pt" fo:font-weight="bold" officeooo:rsid="001efa3c" style:font-size-asian="16pt" style:font-weight-asian="bold" style:font-size-complex="1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f73b7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22222" style:font-name="dejavu sans mono" fo:font-size="8.25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Xpath: </text:span><text:span text:style-name="T1"><text:s text:c="7"/></text:span>//A[@class='became_student_button btn-form'][text()='</text:p>
      <text:p text:style-name="P1"><text:s text:c="28"/>стати студентом <text:s text:c="23"/>']</text:p>
      <text:p text:style-name="P1"/>
      <text:p text:style-name="P1"/>
      <text:p text:style-name="P2">CSS: <text:s text:c="11"/><text:span text:style-name="T8">div#became_student &gt; a <text:s text:c="4"/></text:span></text:p>
      <text:p text:style-name="P2"><text:span text:style-name="T5"/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6:26:36.449709680</meta:creation-date>
    <dc:date>2018-12-10T17:03:10.074045066</dc:date>
    <meta:editing-duration>PT26M23S</meta:editing-duration>
    <meta:editing-cycles>1</meta:editing-cycles>
    <meta:document-statistic meta:table-count="0" meta:image-count="0" meta:object-count="0" meta:page-count="1" meta:paragraph-count="3" meta:word-count="10" meta:character-count="179" meta:non-whitespace-character-count="98"/>
    <meta:generator>LibreOffice/6.0.6.2$Linux_X86_64 LibreOffice_project/00m0$Build-2</meta:generator>
  </office:meta>
</office:document-meta>
</file>